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dd1" officeooo:paragraph-rsid="001f47f4"/>
    </style:style>
    <style:style style:name="P2" style:family="paragraph" style:parent-style-name="Standard">
      <style:text-properties officeooo:rsid="001f47f4" officeooo:paragraph-rsid="001e3dd1"/>
    </style:style>
    <style:style style:name="P3" style:family="paragraph" style:parent-style-name="Standard">
      <style:text-properties officeooo:rsid="0021343f" officeooo:paragraph-rsid="0021343f"/>
    </style:style>
    <style:style style:name="P4" style:family="paragraph" style:parent-style-name="Standard">
      <style:text-properties officeooo:rsid="0022254d" officeooo:paragraph-rsid="0022254d"/>
    </style:style>
    <style:style style:name="P5" style:family="paragraph" style:parent-style-name="Standard">
      <style:text-properties officeooo:rsid="00228e0d" officeooo:paragraph-rsid="0022d42d"/>
    </style:style>
    <style:style style:name="P6" style:family="paragraph" style:parent-style-name="Standard">
      <style:text-properties style:text-underline-style="solid" style:text-underline-width="auto" style:text-underline-color="font-color" officeooo:rsid="00228e0d" officeooo:paragraph-rsid="00228e0d"/>
    </style:style>
    <style:style style:name="P7" style:family="paragraph" style:parent-style-name="Standard">
      <style:text-properties style:text-underline-style="solid" style:text-underline-width="auto" style:text-underline-color="font-color" officeooo:rsid="00289a76" officeooo:paragraph-rsid="00289a76"/>
    </style:style>
    <style:style style:name="P8" style:family="paragraph" style:parent-style-name="Standard">
      <style:text-properties officeooo:rsid="00289a76" officeooo:paragraph-rsid="00289a76"/>
    </style:style>
    <style:style style:name="P9" style:family="paragraph" style:parent-style-name="Standard">
      <style:paragraph-properties fo:padding="0.049cm" fo:border="0.06pt fine-dashed #000000" style:shadow="none">
        <style:drop-cap/>
      </style:paragraph-properties>
      <style:text-properties officeooo:rsid="001e3dd1" officeooo:paragraph-rsid="001f47f4"/>
    </style:style>
    <style:style style:name="P10" style:family="paragraph" style:parent-style-name="Standard">
      <style:paragraph-properties fo:padding="0.049cm" fo:border="0.06pt fine-dashed #000000" style:shadow="none">
        <style:drop-cap/>
      </style:paragraph-properties>
      <style:text-properties officeooo:rsid="001f47f4" officeooo:paragraph-rsid="001e3dd1"/>
    </style:style>
    <style:style style:name="P11" style:family="paragraph" style:parent-style-name="Standard">
      <style:paragraph-properties fo:padding="0.049cm" fo:border="0.06pt fine-dashed #000000" style:shadow="none">
        <style:drop-cap/>
      </style:paragraph-properties>
      <style:text-properties officeooo:rsid="0021343f" officeooo:paragraph-rsid="0021343f"/>
    </style:style>
    <style:style style:name="P12" style:family="paragraph" style:parent-style-name="Standard">
      <style:paragraph-properties fo:padding="0.049cm" fo:border="0.06pt fine-dashed #000000" style:shadow="none">
        <style:drop-cap/>
      </style:paragraph-properties>
      <style:text-properties officeooo:rsid="00228e0d" officeooo:paragraph-rsid="00228e0d"/>
    </style:style>
    <style:style style:name="P13" style:family="paragraph" style:parent-style-name="Standard">
      <style:paragraph-properties fo:padding="0.049cm" fo:border="0.06pt fine-dashed #000000" style:shadow="none"/>
      <style:text-properties officeooo:rsid="00228e0d" officeooo:paragraph-rsid="0022d42d"/>
    </style:style>
    <style:style style:name="P14" style:family="paragraph" style:parent-style-name="Standard">
      <style:paragraph-properties fo:padding="0.049cm" fo:border="0.06pt fine-dashed #000000" style:shadow="none"/>
      <style:text-properties officeooo:rsid="0022d42d" officeooo:paragraph-rsid="0022d42d"/>
    </style:style>
    <style:style style:name="P15" style:family="paragraph" style:parent-style-name="Standard">
      <style:paragraph-properties fo:padding="0.049cm" fo:border="0.06pt fine-dashed #000000" style:shadow="none"/>
      <style:text-properties officeooo:rsid="0024a6f7" officeooo:paragraph-rsid="0024a6f7"/>
    </style:style>
    <style:style style:name="P16" style:family="paragraph" style:parent-style-name="Standard">
      <style:paragraph-properties fo:padding="0cm" fo:border="none" style:shadow="none">
        <style:drop-cap/>
      </style:paragraph-properties>
      <style:text-properties fo:font-weight="bold" officeooo:rsid="001e3dd1" officeooo:paragraph-rsid="001f47f4" style:font-weight-asian="bold" style:font-weight-complex="bold"/>
    </style:style>
    <style:style style:name="P17" style:family="paragraph" style:parent-style-name="Standard">
      <style:paragraph-properties fo:padding="0cm" fo:border="none" style:shadow="none"/>
      <style:text-properties fo:font-weight="bold" officeooo:rsid="0022d42d" officeooo:paragraph-rsid="0024810b" style:font-weight-asian="bold" style:font-weight-complex="bold"/>
    </style:style>
    <style:style style:name="P18" style:family="paragraph" style:parent-style-name="Standard">
      <style:paragraph-properties fo:padding="0cm" fo:border="none" style:shadow="none">
        <style:drop-cap/>
      </style:paragraph-properties>
      <style:text-properties style:text-underline-style="none" fo:font-weight="bold" officeooo:rsid="0022d42d" officeooo:paragraph-rsid="001f47f4" style:font-weight-asian="bold" style:font-weight-complex="bold"/>
    </style:style>
    <style:style style:name="P19" style:family="paragraph" style:parent-style-name="Standard">
      <style:text-properties officeooo:rsid="0029ce21" officeooo:paragraph-rsid="0029ce21"/>
    </style:style>
    <style:style style:name="P20" style:family="paragraph" style:parent-style-name="Standard">
      <style:text-properties officeooo:rsid="0021343f" officeooo:paragraph-rsid="0029ce21"/>
    </style:style>
    <style:style style:name="P21" style:family="paragraph" style:parent-style-name="Standard">
      <style:text-properties officeooo:rsid="0021343f" officeooo:paragraph-rsid="0021343f"/>
    </style:style>
    <style:style style:name="P22" style:family="paragraph" style:parent-style-name="Standard">
      <style:text-properties officeooo:rsid="0021343f" officeooo:paragraph-rsid="002ba656"/>
    </style:style>
    <style:style style:name="P23" style:family="paragraph" style:parent-style-name="Standard">
      <style:text-properties officeooo:rsid="002ba656" officeooo:paragraph-rsid="002ba656"/>
    </style:style>
    <style:style style:name="P24" style:family="paragraph" style:parent-style-name="Standard">
      <style:text-properties officeooo:rsid="002ba656" officeooo:paragraph-rsid="002d086b"/>
    </style:style>
    <style:style style:name="P25" style:family="paragraph" style:parent-style-name="Standard">
      <style:text-properties officeooo:rsid="002d086b" officeooo:paragraph-rsid="002d086b"/>
    </style:style>
    <style:style style:name="P26" style:family="paragraph" style:parent-style-name="Standard">
      <style:paragraph-properties fo:text-align="center" style:justify-single-word="false" fo:padding="0.049cm" fo:border="0.06pt fine-dashed #000000" style:shadow="none"/>
      <style:text-properties fo:font-variant="small-caps" fo:font-size="14pt" fo:font-weight="bold" officeooo:rsid="001e3dd1" officeooo:paragraph-rsid="001e3dd1" style:text-blinking="fals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2d4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dotted" style:text-underline-width="auto" style:text-underline-color="font-color" style:font-style-asian="italic" style:font-style-complex="italic"/>
    </style:style>
    <style:style style:name="T5" style:family="text">
      <style:text-properties officeooo:rsid="0021343f"/>
    </style:style>
    <style:style style:name="T6" style:family="text">
      <style:text-properties style:text-underline-style="wave" style:text-underline-width="auto" style:text-underline-color="font-color" style:font-size-asian="10.5pt"/>
    </style:style>
    <style:style style:name="T7" style:family="text">
      <style:text-properties style:text-underline-style="wave" style:text-underline-width="auto" style:text-underline-color="font-color" officeooo:rsid="0024810b" style:font-size-asian="10.5pt"/>
    </style:style>
    <style:style style:name="T8" style:family="text">
      <style:text-properties style:text-underline-style="wave" style:text-underline-width="auto" style:text-underline-color="font-color" officeooo:rsid="0022d42d" style:font-size-asian="10.5pt"/>
    </style:style>
    <style:style style:name="T9" style:family="text">
      <style:text-properties officeooo:rsid="0022d42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22d42d"/>
    </style:style>
    <style:style style:name="T12" style:family="text">
      <style:text-properties officeooo:rsid="0024810b"/>
    </style:style>
    <style:style style:name="T13" style:family="text">
      <style:text-properties officeooo:rsid="0025efa0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25efa0" style:font-size-asian="18pt" style:font-size-complex="18pt"/>
    </style:style>
    <style:style style:name="T16" style:family="text">
      <style:text-properties officeooo:rsid="0029ce21"/>
    </style:style>
    <style:style style:name="T17" style:family="text">
      <style:text-properties officeooo:rsid="002d0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><text:span text:style-name="T13">Dot</text:span><text:span text:style-name="T14">Pl</text:span><text:span text:style-name="T15">u</text:span><text:span text:style-name="T14">mblr</text:span><text:span text:style-name="T13">project</text:span></text:p>
      <text:p text:style-name="P26"/>
      <text:p text:style-name="P18"/>
      <text:p text:style-name="P1"><text:span text:style-name="T2">Module minimal</text:span><text:span text:style-name="T1"> :</text:span> <text:s/><text:span text:style-name="T9"><text:s/></text:span></text:p>
      <text:p text:style-name="P1"/>
      <text:p text:style-name="P16"><text:span text:style-name="T9">[ Un employé </text:span><text:span text:style-name="T11">n'a pas toujours de quoi écrire pour lister</text:span><text:span text:style-name="T2"> </text:span><text:span text:style-name="T9">et </text:span><text:span text:style-name="T11">une liste peut se perdre ]</text:span></text:p>
      <text:p text:style-name="P12"/>
      <text:p text:style-name="P12">&gt; <text:span text:style-name="T6">Enregistrement </text:span><text:span text:style-name="T7">mémo-liste</text:span><text:span text:style-name="T6"> sur phone ou tablette. </text:span></text:p>
      <text:p text:style-name="P9"/>
      <text:p text:style-name="P9"><text:span text:style-name="T3">un employé</text:span> <text:span text:style-name="T4">liste</text:span> <text:span text:style-name="T5">(sur support numérique) </text:span>du <text:span text:style-name="T3">matériel</text:span> consommable et / ou de <text:span text:style-name="T3">l'outillage</text:span>.</text:p>
      <text:p text:style-name="P10"/>
      <text:p text:style-name="P11"><text:span text:style-name="T16">&gt;</text:span>une <text:span text:style-name="T16">mémo-</text:span>liste est enregistrée sur support numérique.</text:p>
      <text:p text:style-name="P11"/>
      <text:p text:style-name="P3"/>
      <text:p text:style-name="P6"><text:span text:style-name="T12">Extension</text:span> 1 :</text:p>
      <text:p text:style-name="P6"/>
      <text:p text:style-name="P17">[ Un employé <text:span text:style-name="T10">n'a pas son téléphone</text:span> <text:span text:style-name="T17">(*)</text:span>, son <text:span text:style-name="T10">téléphone n'est pas chargé <text:s/>]</text:span></text:p>
      <text:p text:style-name="P13"/>
      <text:p text:style-name="P13">&gt; <text:span text:style-name="T6">Envoi </text:span><text:span text:style-name="T7">de </text:span><text:span text:style-name="T6"><text:s/></text:span><text:span text:style-name="T8">liste </text:span><text:span text:style-name="T6">à l'entreprise </text:span><text:span text:style-name="T8">( internet / téléphonie) </text:span><text:span text:style-name="T6">pour </text:span><text:span text:style-name="T8">consultation sur place et imprimer</text:span></text:p>
      <text:p text:style-name="P13"/>
      <text:p text:style-name="P14">une mémo-liste est envoyée à l'entreprise.</text:p>
      <text:p text:style-name="P14"/>
      <text:p text:style-name="P15">une mémo-liste est imprimable à l'entreprise.</text:p>
      <text:p text:style-name="P15"/>
      <text:p text:style-name="P14"><text:span text:style-name="T12">&gt; </text:span>une mémo-liste est consultable / <text:span text:style-name="T16">imprimable</text:span> <text:s/><text:span text:style-name="T12">malgré l'indisponibilité possible du téléphone(*) </text:span></text:p>
      <text:p text:style-name="P14"/>
      <text:p text:style-name="P25">(*) ou tablette.</text:p>
      <text:p text:style-name="P5"/>
      <text:p text:style-name="P7">Extension 2 :</text:p>
      <text:p text:style-name="P8"/>
      <text:p text:style-name="P19">[ Préparer du matériel demande du temps le matin ]</text:p>
      <text:p text:style-name="P19">[ L'outillage n'est pas toujours rentré à l'atelier / entreprise ]</text:p>
      <text:p text:style-name="P19"/>
      <text:p text:style-name="P19">&gt; prise en compte de la mémo-liste par le magasinier / patron / personnel habilité</text:p>
      <text:p text:style-name="P19"/>
      <text:p text:style-name="P3">une <text:s/><text:span text:style-name="T16">mémo-</text:span>liste et un SMS d'alerte sont envoyés à l'entreprise.</text:p>
      <text:p text:style-name="P19"/>
      <text:p text:style-name="P3">un SMS de confirmation de réception est envoyé en retour</text:p>
      <text:p text:style-name="P3"/>
      <text:p text:style-name="P25">une mémo-liste non complètement satisfaite peut donner cours à un suivi.</text:p>
      <text:p text:style-name="P3"/>
      <text:p text:style-name="P20">/une liste est sujette à la préparation d'un carton de matériel </text:p>
      <text:p text:style-name="P20"/>
      <text:p text:style-name="P23">une préparation de matériel donne cours au renseignement des items de la mémo-liste</text:p>
      <text:p text:style-name="P23"/>
      <text:p text:style-name="P23">une préparation de matériel est accompagnée d'un état imprimé de la mémo-liste</text:p>
      <text:p text:style-name="P22"/>
      <text:p text:style-name="P20">/une liste est sujette à <text:span text:style-name="T16">l</text:span>a réservation d'outillage par l'employé habilité.</text:p>
      <text:p text:style-name="P20"/>
      <text:p text:style-name="P19">une réservation d<text:span text:style-name="T17">'outillage</text:span> peut impliquer <text:s/>une <text:span text:style-name="T17">demande de retour</text:span> auprès de l'utilisateur en cours</text:p>
      <text:p text:style-name="P25"><text:soft-page-break/>un état de la préparation ou réservation peut être envoyé à l'employé concerné.</text:p>
      <text:p text:style-name="P19">Une mémo-liste est archivée et utilisable pour des statistiques</text:p>
      <text:p text:style-name="P3"/>
      <text:p text:style-name="P24">un item <text:s/>de mémo-liste non satisfait renseigne sur l'état du stock réel</text:p>
      <text:p text:style-name="P24"><text:span text:style-name="T17">un item de mémo-liste </text:span>non satisfait peut contribuer à la gestion des commandes fournisseurs.</text:p>
      <text:p text:style-name="P25">un item de mémo-liste non satisfait peut être reporté </text:p>
      <text:p text:style-name="P3"/>
      <text:p text:style-name="P3">une liste est réceptionnée par un employé habilité.</text:p>
      <text:p text:style-name="P3"/>
      <text:p text:style-name="P3"/>
      <text:p text:style-name="P3"/>
      <text:p text:style-name="P3">la préparation d'un carton engendre une fluctuation (/ interrogation) du stock.</text:p>
      <text:p text:style-name="P3"/>
      <text:p text:style-name="P4">un carton est incomplet</text:p>
      <text:p text:style-name="P4">une reservation est reporté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1:36:16.942538772</meta:creation-date>
    <dc:date>2015-05-16T15:40:33.607954596</dc:date>
    <meta:editing-duration>PT1H5M37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325" meta:character-count="2039" meta:non-whitespace-character-count="1735"/>
  </office:meta>
</office:document-meta>
</file>